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467cm" style:rel-column-width="34674*"/>
    </style:style>
    <style:style style:name="Tableau1.B" style:family="table-column">
      <style:table-column-properties style:column-width="7.535cm" style:rel-column-width="30861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R_3d_1.5_20_I_3d_0_20_Just.">
      <style:paragraph-properties fo:margin-left="1.462cm" fo:margin-right="0.467cm" fo:margin-top="0cm" fo:margin-bottom="0cm" fo:line-height="100%" fo:text-align="start" style:justify-single-word="false" fo:text-indent="1.09cm" style:auto-text-indent="false"/>
      <style:text-properties style:font-name="Lucida Sans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P3" style:family="paragraph" style:parent-style-name="R_3d_1.5_20_I_3d_0_20_Just.">
      <style:paragraph-properties fo:margin-left="1.462cm" fo:margin-right="0.467cm" fo:margin-top="0cm" fo:margin-bottom="0cm" fo:line-height="100%" fo:text-indent="1.09cm" style:auto-text-indent="false"/>
      <style:text-properties style:font-name="Tahom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R_3d_1.5_20_I_3d_0_20_Just.">
      <style:paragraph-properties fo:margin-left="1.462cm" fo:margin-right="0.467cm" fo:margin-top="0cm" fo:margin-bottom="0cm" fo:line-height="100%" fo:text-align="justify" style:justify-single-word="false" fo:text-indent="1.09cm" style:auto-text-indent="false"/>
      <style:text-properties style:font-name="Tahom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R_3d_1.5_20_I_3d_0_20_Just.">
      <style:paragraph-properties fo:margin-left="1.462cm" fo:margin-right="0.467cm" fo:margin-top="0cm" fo:margin-bottom="0cm" fo:line-height="100%" fo:text-align="justify" style:justify-single-word="false" fo:text-indent="1.09cm" style:auto-text-indent="false">
        <style:tab-stops>
          <style:tab-stop style:position="11.502cm"/>
        </style:tab-stops>
      </style:paragraph-properties>
      <style:text-properties style:font-name="Tahom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R_3d_1.5_20_I_3d_0_20_Just.">
      <style:paragraph-properties fo:margin-left="1.462cm" fo:margin-right="0.467cm" fo:margin-top="0cm" fo:margin-bottom="0cm" fo:line-height="100%" fo:text-align="start" style:justify-single-word="false" fo:text-indent="1.09cm" style:auto-text-indent="false">
        <style:tab-stops>
          <style:tab-stop style:position="11.502cm"/>
        </style:tab-stops>
      </style:paragraph-properties>
      <style:text-properties style:font-name="Tahom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R_3d_1.5_20_I_3d_0_20_Just.">
      <style:paragraph-properties fo:margin-left="1.462cm" fo:margin-right="0.467cm" fo:margin-top="0cm" fo:margin-bottom="0cm" fo:line-height="100%" fo:text-align="center" style:justify-single-word="false" fo:text-indent="1.09cm" style:auto-text-indent="false"/>
      <style:text-properties style:font-name="Tahoma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R_3d_1.5_20_I_3d_1_20_Just.">
      <style:paragraph-properties fo:margin-left="1.462cm" fo:margin-right="0.467cm" fo:margin-top="0cm" fo:margin-bottom="0cm" fo:text-indent="1.09cm" style:auto-text-indent="false">
        <style:tab-stops>
          <style:tab-stop style:position="10.583cm" style:type="center"/>
        </style:tab-stops>
      </style:paragraph-properties>
      <style:text-properties style:font-name="Arial" fo:font-size="11pt" fo:font-style="normal" style:font-size-asian="11pt" style:font-style-asian="normal" style:font-style-complex="normal"/>
    </style:style>
    <style:style style:name="P9" style:family="paragraph" style:parent-style-name="R_3d_1.5_20_I_3d_1_20_Just.">
      <style:paragraph-properties fo:margin-left="1.462cm" fo:margin-right="0.467cm" fo:margin-top="0cm" fo:margin-bottom="0cm" fo:text-indent="1.09cm" style:auto-text-indent="false">
        <style:tab-stops>
          <style:tab-stop style:position="10.583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R_3d_1.5_20_I_3d_1_20_Just.">
      <style:paragraph-properties fo:margin-left="1.462cm" fo:margin-right="0.467cm" fo:margin-top="0cm" fo:margin-bottom="0cm" fo:text-indent="1.09cm" style:auto-text-indent="false">
        <style:tab-stops>
          <style:tab-stop style:position="10.583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2pt" style:font-style-complex="normal"/>
    </style:style>
    <style:style style:name="P11" style:family="paragraph" style:parent-style-name="R_3d_1.5_20_I_3d_1_20_Just.">
      <style:paragraph-properties fo:margin-left="1.462cm" fo:margin-right="0.467cm" fo:text-indent="1.09cm" style:auto-text-indent="false">
        <style:tab-stops>
          <style:tab-stop style:position="10.583cm" style:type="center"/>
        </style:tab-stops>
      </style:paragraph-properties>
      <style:text-properties style:font-name="Arial" fo:font-size="11pt" fo:font-style="normal" style:font-size-asian="11pt" style:font-style-asian="normal" style:font-style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11.502cm"/>
        </style:tab-stops>
      </style:paragraph-properties>
      <style:text-properties style:font-name="Tahoma" fo:font-size="10.5pt" fo:font-style="normal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9.948cm"/>
        </style:tab-stops>
      </style:paragraph-properties>
      <style:text-properties style:font-name="Tahoma" style:font-name-complex="Tahoma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8.546cm"/>
        </style:tab-stops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8.493cm"/>
        </style:tab-stops>
      </style:paragraph-properties>
      <style:text-properties style:font-name="Tahoma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9.26cm"/>
        </style:tab-stops>
      </style:paragraph-properties>
      <style:text-properties style:font-name="Tahoma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1.502cm"/>
        </style:tab-stops>
      </style:paragraph-properties>
      <style:text-properties style:font-name="Tahoma" fo:font-size="9pt" fo:font-weight="normal" style:font-size-asian="9pt" style:font-weight-asian="normal" style:font-size-complex="9pt" style:font-weight-complex="normal"/>
    </style:style>
    <style:style style:name="P18" style:family="paragraph" style:parent-style-name="R_3d_1.5_20_I_3d_0_20_Just.">
      <style:paragraph-properties fo:margin-top="0cm" fo:margin-bottom="0cm"/>
      <style:text-properties style:font-name="Arial" fo:font-size="11pt" style:font-size-asian="11pt"/>
    </style:style>
    <style:style style:name="P19" style:family="paragraph" style:parent-style-name="R_3d_1.5_20_I_3d_0_20_Just.">
      <style:paragraph-properties fo:margin-top="0cm" fo:margin-bottom="0cm"/>
      <style:text-properties style:font-name="Arial" fo:font-size="11pt" fo:font-style="normal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0" style:family="paragraph" style:parent-style-name="R_3d_1.5_20_I_3d_1_20_Just.">
      <style:paragraph-properties fo:margin-left="1.462cm" fo:margin-right="0.467cm" fo:margin-top="0.071cm" fo:margin-bottom="0.071cm" fo:text-align="center" style:justify-single-word="false" fo:text-indent="0cm" style:auto-text-indent="false"/>
      <style:text-properties style:use-window-font-color="true" style:font-name="Arial" fo:font-size="11pt" fo:language="fr" fo:country="FR" style:font-name-asian="Times New Roman" style:font-size-asian="11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.053cm" fo:margin-right="0cm" fo:text-indent="0cm" style:auto-text-indent="false">
        <style:tab-stops>
          <style:tab-stop style:position="8.546cm"/>
        </style:tab-stops>
      </style:paragraph-properties>
      <style:text-properties style:font-name="Tahom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3cm" fo:margin-right="0cm" fo:text-indent="0cm" style:auto-text-indent="false">
        <style:tab-stops>
          <style:tab-stop style:position="9.26cm"/>
        </style:tab-stops>
      </style:paragraph-properties>
      <style:text-properties style:font-name="Tahoma" fo:font-size="8pt" style:font-size-asian="8pt" style:font-size-complex="8pt"/>
    </style:style>
    <style:style style:name="P23" style:family="paragraph" style:parent-style-name="Standard">
      <style:paragraph-properties fo:margin-left="0.053cm" fo:margin-right="0cm" fo:text-indent="0cm" style:auto-text-indent="false">
        <style:tab-stops>
          <style:tab-stop style:position="8.546cm"/>
        </style:tab-stops>
      </style:paragraph-properties>
      <style:text-properties style:font-name="Tahoma" fo:font-size="9pt" style:font-size-asian="9pt" style:font-size-complex="9pt"/>
    </style:style>
    <style:style style:name="P24" style:family="paragraph" style:parent-style-name="Standard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053cm" fo:margin-right="0cm" fo:text-indent="0cm" style:auto-text-indent="false">
        <style:tab-stops>
          <style:tab-stop style:position="8.493cm"/>
        </style:tab-stops>
      </style:paragraph-properties>
      <style:text-properties style:font-name="Tahoma" fo:font-size="10pt" style:font-size-asian="10pt" style:font-size-complex="10pt"/>
    </style:style>
    <style:style style:name="P26" style:family="paragraph" style:parent-style-name="Standard">
      <style:paragraph-properties fo:margin-left="0.053cm" fo:margin-right="0cm" fo:text-indent="0cm" style:auto-text-indent="false">
        <style:tab-stops>
          <style:tab-stop style:position="9.26cm"/>
        </style:tab-stops>
      </style:paragraph-properties>
      <style:text-properties style:font-name="Tahoma" fo:font-size="10pt" style:font-name-asian="Times New Roman" style:font-size-asian="10pt" style:font-name-complex="Times New Roman" style:font-size-complex="10pt"/>
    </style:style>
    <style:style style:name="P27" style:family="paragraph" style:parent-style-name="R_3d_1.5_20_I_3d_0_20_Just.">
      <style:paragraph-properties fo:margin-left="0cm" fo:margin-right="2.081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font-name="Tahom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normal" style:font-weight-asian="normal" style:font-name-complex="Arial" style:font-size-complex="11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text-transform="upperca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" text:name="salutation_acteur"/>
        <text:user-field-decl office:value-type="string" office:string-value="prénom" text:name="prenom_acteur"/>
        <text:user-field-decl office:value-type="string" office:string-value="nom" text:name="nom_acteur"/>
        <text:user-field-decl office:value-type="string" office:string-value="adresse1" text:name="adresse1_acteur"/>
        <text:user-field-decl office:value-type="string" office:string-value="" text:name="adresse2_acteur"/>
        <text:user-field-decl office:value-type="string" office:string-value="cp" text:name="cp_acteur"/>
        <text:user-field-decl office:value-type="string" office:string-value="ville" text:name="ville_acteur"/>
        <text:user-field-decl office:value-type="float" office:value="0" text:name="date_seance"/>
        <text:user-field-decl office:value-type="string" office:string-value="hh" text:name="hh_seance"/>
        <text:user-field-decl office:value-type="string" office:string-value="mm" text:name="mm_seance"/>
        <text:user-field-decl office:value-type="float" office:value="0" text:name="dateConseil"/>
        <text:user-field-decl office:value-type="string" office:string-value="titre" text:name="titre_acteur"/>
        <text:user-field-decl office:value-type="string" office:string-value="type" text:name="type_seance"/>
      </text:user-field-decls>
      <text:p text:style-name="P24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/>
            <text:p text:style-name="P14">Service Assemblée – Courrier</text:p>
            <text:p text:style-name="P15">Affaire suivie par Corinne POURRERE</text:p>
            <text:p text:style-name="P16"><text:span text:style-name="T3"></text:span><text:span text:style-name="T4"> : 05.57.93.63.87 - </text:span><text:span text:style-name="T5"></text:span><text:span text:style-name="T4">: 05.57.93.63.35</text:span></text:p>
            <text:p text:style-name="P16">email : <text:a xlink:type="simple" xlink:href="mailto:corinne.pourrere@mairie-pessac.fr">corinne.pourrere@mairie-pessac.fr</text:a></text:p>
            <text:p text:style-name="P16"/>
            <text:p text:style-name="P17">Réf : CP</text:p>
          </table:table-cell>
          <table:table-cell table:style-name="Tableau1.A1" office:value-type="string">
            <text:p text:style-name="P21"><text:span text:style-name="T6"><text:user-field-get text:name="salutation_acteur">M</text:user-field-get></text:span><text:span text:style-name="T6"> </text:span><text:span text:style-name="T6"><text:user-field-get text:name="prenom_acteur">prénom</text:user-field-get></text:span><text:span text:style-name="T6"> </text:span><text:span text:style-name="T6"><text:user-field-get text:name="nom_acteur">nom</text:user-field-get></text:span></text:p>
            <text:p text:style-name="P25"><text:user-field-get text:name="adresse1_acteur">adresse1</text:user-field-get></text:p>
            <text:p text:style-name="P26"><text:user-field-get text:name="adresse2_acteur"/></text:p>
            <text:p text:style-name="P22"><text:span text:style-name="T6"><text:user-field-get text:name="cp_acteur">cp</text:user-field-get></text:span><text:span text:style-name="T6"> </text:span><text:span text:style-name="T6"><text:user-field-get text:name="ville_acteur">ville</text:user-field-get></text:span></text:p>
          </table:table-cell>
        </table:table-row>
      </table:table>
      <text:p text:style-name="P1"/>
      <text:p text:style-name="P1"/>
      <text:p text:style-name="P23"/>
      <text:p text:style-name="P13"><text:tab/>Pessac le <text:date style:data-style-name="N76" text:date-value="2013-06-05T10:45:49.98">5 juin 2013</text:date></text:p>
      <text:p text:style-name="P18"/>
      <text:p text:style-name="P18"/>
      <text:p text:style-name="P19"/>
      <text:p text:style-name="P12"/>
      <text:p text:style-name="P27"/>
      <text:p text:style-name="P3"><text:span text:style-name="T7"><text:conditional-text text:condition="ooow:salutation_acteur==&quot;M.&quot;" text:string-value-if-true="Monsieur le" text:string-value-if-false="Madame la" text:current-value="true">Madame la</text:conditional-text></text:span><text:span text:style-name="T7"> </text:span><text:span text:style-name="T7"><text:user-field-get text:name="titre_acteur">titre</text:user-field-get></text:span>,</text:p>
      <text:p text:style-name="P3"/>
      <text:p text:style-name="P4">J’ai l’honneur de vous faire part de la date de réunion pour la <text:user-field-get text:name="type_seance">type</text:user-field-get> d’examen des dossiers du conseil municipal, qui se tiendra le :</text:p>
      <text:p text:style-name="P4"/>
      <text:p text:style-name="P7"><text:user-field-get style:data-style-name="N38" text:name="date_seance">samedi 30 décembre 1899</text:user-field-get> à <text:user-field-get text:name="hh_seance">hh</text:user-field-get> h<text:user-field-get text:name="mm_seance">mm</text:user-field-get></text:p>
      <text:p text:style-name="P7">Salle des Commissions</text:p>
      <text:p text:style-name="P4"/>
      <text:p text:style-name="P5">Comptant sur votre présence,</text:p>
      <text:p text:style-name="P4"/>
      <text:p text:style-name="P4">Je vous prie de croire, <text:span text:style-name="T6"><text:conditional-text text:condition="ooow:salutation_acteur==&quot;M.&quot;" text:string-value-if-true="Monsieur le" text:string-value-if-false="Madame la" text:current-value="true">Madame la</text:conditional-text></text:span> <text:span text:style-name="T6"><text:user-field-get text:name="titre_acteur">titre</text:user-field-get></text:span>, à l’assurance de mes sentiments les meilleurs.</text:p>
      <text:p text:style-name="P6"/>
      <text:p text:style-name="P2"/>
      <text:p text:style-name="P20"/>
      <text:p text:style-name="P8"><text:tab/>Le Maire,</text:p>
      <text:p text:style-name="P8"><text:tab/><text:span text:style-name="T1">Conseiller Général,</text:span></text:p>
      <text:p text:style-name="P9"><text:tab/>Vice-Président de la C.U.B.</text:p>
      <text:p text:style-name="P11"/>
      <text:p text:style-name="P11"/>
      <text:p text:style-name="P10"><text:tab/>Jean-Jacques BENOÎ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" svg:font-family="StarSymbol" style:font-charset="x-symbol"/>
    <style:font-face style:name="Wingdings" svg:font-family="Wingdings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="100%" fo:margin-left="1.501cm" fo:margin-right="0cm" fo:margin-top="0cm" fo:margin-bottom="0cm" fo:text-align="justify" style:justify-single-word="false" fo:text-indent="2cm" style:auto-text-indent="false"/>
      <style:text-properties fo:font-size="12pt" style:font-size-asian="12pt"/>
    </style:style>
    <style:style style:name="Signature" style:family="paragraph" style:parent-style-name="Standard" style:class="text">
      <style:paragraph-properties fo:margin="100%" fo:margin-left="1.501cm" fo:margin-right="1.501cm" fo:margin-top="0cm" fo:margin-bottom="0cm" fo:line-height="0.423cm" fo:text-align="justify" style:justify-single-word="false" fo:text-indent="0cm" style:auto-text-indent="false">
        <style:tab-stops>
          <style:tab-stop style:position="10.945cm" style:type="center"/>
        </style:tab-stops>
      </style:paragraph-properties>
      <style:text-properties style:font-name="Bookman" fo:font-size="12pt" fo:language="fr" fo:country="CA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="100%" fo:margin-left="0cm" fo:margin-right="-1.503cm" fo:margin-top="0cm" fo:margin-bottom="0cm" fo:text-indent="0cm" style:auto-text-indent="false" fo:keep-with-next="always">
        <style:tab-stops>
          <style:tab-stop style:position="10.001cm"/>
        </style:tab-stops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="100%" fo:margin-left="0.501cm" fo:margin-right="-0.002cm" fo:margin-top="0cm" fo:margin-bottom="0.423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margin="100%" fo:margin-left="11.001cm" fo:margin-right="-0.002cm" fo:margin-top="0cm" fo:margin-bottom="0cm" fo:text-align="center" style:justify-single-word="false" fo:text-indent="0cm" style:auto-text-indent="false" fo:keep-with-next="always"/>
      <style:text-properties fo:font-size="12pt" style:font-size-asian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Entête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fo:font-size="12pt" style:font-size-asian="12pt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Entête_20_Mairie" style:display-name="Entête Mairie" style:family="paragraph">
      <style:paragraph-properties fo:margin="100%" fo:margin-left="0.501cm" fo:margin-right="0cm" fo:margin-top="0cm" fo:margin-bottom="0cm" fo:line-height="0.423cm" fo:orphans="2" fo:widows="2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dc:title>TECHNIQUES\SEDIV\	</dc:title>
    <meta:initial-creator>MAIRIE DE PESSAC</meta:initial-creator>
    <meta:creation-date>2001-10-24T09:57:00</meta:creation-date>
    <dc:date>2013-06-05T10:45:49.93</dc:date>
    <meta:print-date>2011-12-29T10:20:34.69</meta:print-date>
    <dc:language>en-US</dc:language>
    <meta:editing-cycles>234</meta:editing-cycles>
    <meta:editing-duration>PT13H11M32S</meta:editing-duration>
    <meta:printed-by>mairie de pessac </meta:printed-by>
    <meta:document-statistic meta:table-count="1" meta:image-count="0" meta:object-count="0" meta:page-count="1" meta:paragraph-count="20" meta:word-count="100" meta:character-count="595"/>
    <meta:user-defined meta:name="Info 1"/>
    <meta:user-defined meta:name="Info 2"/>
    <meta:user-defined meta:name="Info 3"/>
    <meta:user-defined meta:name="Info 4"/>
  </office:meta>
</office:document-meta>
</file>